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formula="of:=[.B1]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formula="of:=[.D1]+[.B2]" table:style-name="ce3">
            <text:p>3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formula="of:=[.B3]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1; 2; 3</text:p>
          </table:table-cell>
          <table:table-cell office:value-type="float" office:value="7" table:formula="of:=MAX([.D1:.D3])+[.B4]" table:style-name="ce3">
            <text:p>7</text:p>
          </table:table-cell>
          <table:table-cell table:number-columns-repeated="1638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9" table:formula="of:=[.D4]+[.B5]" table:style-name="ce3">
            <text:p>9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formula="of:=[.B6]" table:style-name="ce3">
            <text:p>3</text:p>
          </table:table-cell>
          <table:table-cell table:number-columns-repeated="16380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formula="of:=[.B7]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4" table:formula="of:=[.D5]+[.B8]" table:style-name="ce3">
            <text:p>14</text:p>
          </table:table-cell>
          <table:table-cell table:number-columns-repeated="16380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6; 7</text:p>
          </table:table-cell>
          <table:table-cell office:value-type="float" office:value="7" table:formula="of:=MAX([.D6:.D7])+[.B9]" table:style-name="ce3">
            <text:p>7</text:p>
          </table:table-cell>
          <table:table-cell table:number-columns-repeated="1638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20" table:formula="of:=[.D8]+[.B10]" table:style-name="ce3">
            <text:p>20</text:p>
          </table:table-cell>
          <table:table-cell table:number-columns-repeated="1638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22" table:formula="of:=[.D10]+[.B11]" table:style-name="ce3">
            <text:p>22</text:p>
          </table:table-cell>
          <table:table-cell table:number-columns-repeated="1638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8; 9</text:p>
          </table:table-cell>
          <table:table-cell office:value-type="float" office:value="17" table:formula="of:=MAX([.D8:.D9])+[.B12]" table:style-name="ce3">
            <text:p>17</text:p>
          </table:table-cell>
          <table:table-cell table:number-columns-repeated="16380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6; 7; 8</text:p>
          </table:table-cell>
          <table:table-cell office:value-type="float" office:value="18" table:formula="of:=MAX([.D6:.D8])+[.B13]" table:style-name="ce3">
            <text:p>18</text:p>
          </table:table-cell>
          <table:table-cell table:number-columns-repeated="16380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formula="of:=[.B14]" table:style-name="ce3">
            <text:p>1</text:p>
          </table:table-cell>
          <table:table-cell table:number-columns-repeated="16380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16" table:formula="of:=[.D2]+[.C15]" table:style-name="ce3">
            <text:p>16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office:value-type="string" table:style-name="ce2">
            <text:p>Время окончания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HP</meta:initial-creator>
    <dc:creator>Spaceship24</dc:creator>
    <meta:creation-date>2022-07-26T06:42:39Z</meta:creation-date>
    <dc:date>2023-12-28T07:07:58Z</dc:date>
  </office:meta>
</office:document-meta>
</file>